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4.00pt" fo:font-weight="normal" fo:font-family="'Times New Roman'" style:font-family-asian="'Times New Roman'" style:font-family-complex="'Times New Roman'" fo:background-color="transparent" style:use-window-font-color="true"/>
    </style:style>
    <style:style style:name="T39" style:family="text">
      <style:text-properties fo:font-size="14.00pt" fo:font-weight="normal" fo:font-family="'Times New Roman'" style:font-family-asian="'Times New Roman'" style:font-family-complex="'Times New Roman'" fo:background-color="transparent" style:use-window-font-color="true"/>
    </style:style>
    <style:style style:name="T40" style:family="text">
      <style:text-properties fo:font-size="14.00pt" fo:font-weight="normal" fo:font-family="'Times New Roman'" style:font-family-asian="'Times New Roman'" style:font-family-complex="'Times New Roman'" fo:background-color="transparent" style:use-window-font-color="true"/>
    </style:style>
    <style:style style:name="T41" style:family="text">
      <style:text-properties fo:font-size="14.00pt" fo:font-weight="normal" fo:font-family="'Times New Roman'" style:font-family-asian="'Times New Roman'" style:font-family-complex="'Times New Roman'" fo:background-color="transparent" style:use-window-font-color="true"/>
    </style:style>
    <style:style style:name="T42" style:family="text">
      <style:text-properties fo:font-size="14.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2.00pt" fo:font-weight="bold" fo:font-family="'Times New Roman'" style:font-family-asian="'Times New Roman'" style:font-family-complex="'Times New Roman'" fo:background-color="transparent" style:use-window-font-color="true"/>
    </style:style>
    <style:style style:name="T104" style:family="text">
      <style:text-properties fo:font-size="12.00pt" fo:font-weight="bold" fo:font-family="'Times New Roman'" style:font-family-asian="'Times New Roman'" style:font-family-complex="'Times New Roman'" fo:background-color="transparent" style:use-window-font-color="true"/>
    </style:style>
    <style:style style:name="T105" style:family="text">
      <style:text-properties fo:font-size="12.00pt" fo:font-weight="bold" fo:font-family="'Times New Roman'" style:font-family-asian="'Times New Roman'" style:font-family-complex="'Times New Roman'"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2.00pt" fo:font-weight="bold" fo:font-family="'Times New Roman'" style:font-family-asian="'Times New Roman'" style:font-family-complex="'Times New Roman'" fo:background-color="transparent" style:use-window-font-color="true"/>
    </style:style>
    <style:style style:name="T114" style:family="text">
      <style:text-properties fo:font-size="12.00pt" fo:font-weight="bold" fo:font-family="'Times New Roman'" style:font-family-asian="'Times New Roman'" style:font-family-complex="'Times New Roman'" fo:background-color="transparent" style:use-window-font-color="true"/>
    </style:style>
    <style:style style:name="T115" style:family="text">
      <style:text-properties fo:font-size="12.00pt" fo:font-weight="bold" fo:font-family="'Times New Roman'" style:font-family-asian="'Times New Roman'" style:font-family-complex="'Times New Roman'" fo:background-color="transparent" style:use-window-font-color="true"/>
    </style:style>
    <style:style style:name="T116" style:family="text">
      <style:text-properties fo:font-size="12.00pt" fo:font-weight="normal" fo:font-family="'Times New Roman'" style:font-family-asian="'Times New Roman'" style:font-family-complex="'Times New Roman'"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2.00pt" fo:font-weight="bold" fo:font-family="'Times New Roman'" style:font-family-asian="'Times New Roman'" style:font-family-complex="'Times New Roman'" fo:background-color="transparent" style:use-window-font-color="true"/>
    </style:style>
    <style:style style:name="T126" style:family="text">
      <style:text-properties fo:font-size="12.00pt" fo:font-weight="bold" fo:font-family="'Times New Roman'" style:font-family-asian="'Times New Roman'" style:font-family-complex="'Times New Roman'"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2.00pt" fo:font-weight="bold" fo:font-family="'Times New Roman'" style:font-family-asian="'Times New Roman'" style:font-family-complex="'Times New Roman'" fo:background-color="transparent" style:use-window-font-color="true"/>
    </style:style>
    <style:style style:name="T139" style:family="text">
      <style:text-properties fo:font-size="12.00pt" fo:font-weight="bold" fo:font-family="'Times New Roman'" style:font-family-asian="'Times New Roman'" style:font-family-complex="'Times New Roman'" fo:background-color="transparent" style:use-window-font-color="true"/>
    </style:style>
    <style:style style:name="T140" style:family="text">
      <style:text-properties fo:font-size="12.00pt" fo:font-weight="bold" fo:font-family="'Times New Roman'" style:font-family-asian="'Times New Roman'" style:font-family-complex="'Times New Roman'" fo:background-color="transparent" style:use-window-font-color="true"/>
    </style:style>
    <style:style style:name="T141" style:family="text">
      <style:text-properties fo:font-size="12.00pt" fo:font-weight="bold"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2.00pt" fo:font-weight="normal" fo:font-family="'Times New Roman'" style:font-family-asian="'Times New Roman'" style:font-family-complex="'Times New Roman'"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2.00pt" fo:font-weight="normal" fo:font-family="'Times New Roman'" style:font-family-asian="'Times New Roman'" style:font-family-complex="'Times New Roman'"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2.00pt" fo:font-weight="normal" fo:font-family="'Times New Roman'" style:font-family-asian="'Times New Roman'" style:font-family-complex="'Times New Roman'"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2.00pt" fo:font-weight="normal" fo:font-family="'Times New Roman'" style:font-family-asian="'Times New Roman'" style:font-family-complex="'Times New Roman'" fo:background-color="transparent" style:use-window-font-color="true"/>
    </style:style>
    <style:style style:name="T155" style:family="text">
      <style:text-properties fo:font-size="12.00pt" fo:font-weight="normal" fo:font-family="'Times New Roman'" style:font-family-asian="'Times New Roman'" style:font-family-complex="'Times New Roman'" fo:background-color="transparent" style:use-window-font-color="true"/>
    </style:style>
    <style:style style:name="T156" style:family="text">
      <style:text-properties fo:font-size="12.00pt" fo:font-weight="normal" fo:font-family="'Times New Roman'" style:font-family-asian="'Times New Roman'" style:font-family-complex="'Times New Roman'"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2.00pt" fo:font-weight="normal" fo:font-family="'Times New Roman'" style:font-family-asian="'Times New Roman'" style:font-family-complex="'Times New Roman'"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2.00pt" fo:font-weight="bold" fo:font-family="'Times New Roman'" style:font-family-asian="'Times New Roman'" style:font-family-complex="'Times New Roman'"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2.00pt" fo:font-weight="normal" fo:font-family="'Times New Roman'" style:font-family-asian="'Times New Roman'" style:font-family-complex="'Times New Roman'"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2.00pt" fo:font-weight="bold" fo:font-family="'Times New Roman'" style:font-family-asian="'Times New Roman'" style:font-family-complex="'Times New Roman'" fo:background-color="transparent" style:use-window-font-color="true"/>
    </style:style>
    <style:style style:name="T181" style:family="text">
      <style:text-properties fo:font-size="12.00pt" fo:font-weight="bold" fo:font-family="'Times New Roman'" style:font-family-asian="'Times New Roman'" style:font-family-complex="'Times New Roman'"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style:use-window-font-color="true"/>
    </style:style>
    <style:style style:name="T185" style:family="text">
      <style:text-properties fo:font-size="12.00pt" fo:font-weight="bold" fo:font-family="'Times New Roman'" style:font-family-asian="'Times New Roman'" style:font-family-complex="'Times New Roman'"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2.00pt" fo:font-weight="normal" fo:font-family="'Times New Roman'" style:font-family-asian="'Times New Roman'" style:font-family-complex="'Times New Roman'"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200.00%" fo:text-align="center"/>
    </style:style>
    <style:style style:name="P2" style:family="paragraph">
      <style:paragraph-properties fo:line-height="115.00%" fo:text-align="justify" fo:margin-left="0.00pt" fo:text-indent="29.60pt"/>
    </style:style>
    <style:style style:name="P3" style:family="paragraph">
      <style:paragraph-properties fo:line-height="200.00%" fo:text-align="justify" fo:margin-left="0.00pt" fo:text-indent="29.60pt"/>
    </style:style>
    <style:style style:name="P4" style:family="paragraph">
      <style:paragraph-properties fo:line-height="115.00%" fo:text-align="justify" fo:margin-left="0.00pt" fo:text-indent="29.60pt"/>
    </style:style>
    <text:list-style style:name="L5">
      <text:list-level-style-bullet text:level="1" text:bullet-char="•">
        <style:list-level-properties text:space-before="10.90pt" text:min-label-width="18.00pt"/>
        <style:text-properties fo:font-family="Symbol"/>
      </text:list-level-style-bullet>
    </text:list-style>
    <style:style style:name="P5" style:family="paragraph">
      <style:paragraph-properties fo:line-height="115.00%" fo:text-align="justify" fo:margin-left="-28.90pt" fo:text-indent="28.90pt">
        <style:tab-stops>
          <style:tab-stop style:position="838842.80pt"/>
        </style:tab-stops>
      </style:paragraph-properties>
    </style:style>
    <style:style style:name="P6" style:family="paragraph">
      <style:paragraph-properties fo:line-height="115.00%" fo:text-align="justify" fo:margin-left="0.00pt" fo:text-indent="29.60pt"/>
    </style:style>
    <text:list-style style:name="L7">
      <text:list-level-style-bullet text:level="1" text:bullet-char="•">
        <style:list-level-properties text:space-before="9.30pt" text:min-label-width="18.00pt"/>
        <style:text-properties fo:font-family="Symbol"/>
      </text:list-level-style-bullet>
    </text:list-style>
    <style:style style:name="P7" style:family="paragraph">
      <style:paragraph-properties fo:line-height="115.00%" fo:text-align="justify" fo:margin-left="-27.30pt" fo:text-indent="27.30pt"/>
    </style:style>
    <style:style style:name="P8" style:family="paragraph">
      <style:paragraph-properties fo:line-height="115.00%" fo:text-align="justify"/>
    </style:style>
    <style:style style:name="P9" style:family="paragraph">
      <style:paragraph-properties fo:line-height="200.00%" fo:text-align="justify" fo:margin-left="0.00pt" fo:text-indent="27.30pt"/>
    </style:style>
    <style:style style:name="P10" style:family="paragraph">
      <style:paragraph-properties fo:line-height="115.00%" fo:text-align="justify" fo:margin-left="0.00pt" fo:text-indent="27.30pt"/>
    </style:style>
    <text:list-style style:name="L11">
      <text:list-level-style-bullet text:level="1" text:bullet-char="•">
        <style:list-level-properties text:space-before="9.30pt" text:min-label-width="18.00pt"/>
        <style:text-properties fo:font-family="Symbol"/>
      </text:list-level-style-bullet>
    </text:list-style>
    <style:style style:name="P11" style:family="paragraph">
      <style:paragraph-properties fo:line-height="115.00%" fo:text-align="justify" fo:margin-left="-27.30pt" fo:text-indent="27.30pt"/>
    </style:style>
    <style:style style:name="P12" style:family="paragraph">
      <style:paragraph-properties fo:line-height="115.00%" fo:text-align="justify" fo:margin-left="0.00pt" fo:text-indent="27.30pt"/>
    </style:style>
    <style:style style:name="P13" style:family="paragraph">
      <style:paragraph-properties fo:line-height="200.00%" fo:text-align="justify" fo:margin-left="0.00pt" fo:text-indent="27.30pt"/>
    </style:style>
    <style:style style:name="P14" style:family="paragraph">
      <style:paragraph-properties fo:line-height="115.00%" fo:text-align="justify" fo:margin-left="0.00pt" fo:text-indent="27.30pt"/>
    </style:style>
    <text:list-style style:name="L15">
      <text:list-level-style-bullet text:level="1" text:bullet-char="•">
        <style:list-level-properties text:space-before="9.30pt" text:min-label-width="18.00pt"/>
        <style:text-properties fo:font-family="Symbol"/>
      </text:list-level-style-bullet>
    </text:list-style>
    <style:style style:name="P15" style:family="paragraph">
      <style:paragraph-properties fo:line-height="115.00%" fo:text-align="justify" fo:margin-left="-27.30pt" fo:text-indent="27.30pt"/>
    </style:style>
    <style:style style:name="P16" style:family="paragraph">
      <style:paragraph-properties fo:line-height="115.00%" fo:text-align="justify" fo:margin-left="0.00pt" fo:text-indent="27.30pt"/>
    </style:style>
    <text:list-style style:name="L17">
      <text:list-level-style-bullet text:level="1" text:bullet-char="•">
        <style:list-level-properties text:space-before="9.30pt" text:min-label-width="18.00pt"/>
        <style:text-properties fo:font-family="Symbol"/>
      </text:list-level-style-bullet>
    </text:list-style>
    <style:style style:name="P17" style:family="paragraph">
      <style:paragraph-properties fo:line-height="115.00%" fo:text-align="justify" fo:margin-left="-27.30pt" fo:text-indent="27.30pt"/>
    </style:style>
  </office:automatic-styles>
  <office:body>
    <office:text>
      <text:p text:style-name="P1"><text:span text:style-name="T1">Перевод</text:span></text:p>
      <text:p text:style-name="P1"><text:span text:style-name="T1">Вступление</text:span></text:p>
      <text:p text:style-name="P2"><text:span text:style-name="T2">Один из важнейших аспектов написания поддерживаемого кода - это способность замечать повторяющиеся паттерны в коде и оптимизировать их. В этой области знание паттернов проектирования может быть неоценимым.</text:span></text:p>
      <text:p text:style-name="P2"><text:span text:style-name="T2">В первой части этой книги мы рассмотрим историю и важность паттернов проектирования которые могут быть применены в любом языке программирования. </text:span></text:p>
      <text:p text:style-name="P2"><text:span text:style-name="T2">Паттерны проектирования можно встретить ещё в ранних работах архитектора по имени Кристофор Александр. Он часто писал статьи об его опыте в решении проблем проектирования и о том, как они связаны со зданиями и городами. Как-то раз Александр заметил что при использовании снова и снова некоторые конструкции приводят к желаемому оптимальному эффекту.</text:span></text:p>
      <text:p text:style-name="P2"><text:span text:style-name="T2">В сотрудничестве с Сарой Ишикава и Мюрреем Сильверштейном, Александр разработал язык шаблонов который помог всем желающим проектировать и строить в любом масштабе. Работа была опубликована в 1977 году в документе под названием "Язык Шаблонов", который позже была выпущен как полноценная книга в твердом переплете.</text:span></text:p>
      <text:p text:style-name="P2"><text:span text:style-name="T2">Примерно 30 лет назад разработчики программного обеспечения начали включать принципы описанные Александром в первую документацию про паттерны проектирования, которая должна была стать руководством для новичков желающих повысить их скиллы программирования. Важно отметить что концепции паттернов проектирования на самом деле были в индустрии программирования с момента ее создания, хотя и в менее формализованной форме.</text:span></text:p>
      <text:p text:style-name="P2"><text:span text:style-name="T2">Одной из первых и, возможно, наиболее знаковых работ опубликованных по паттернам проектирования была книга 1995 года "Паттерны проектирования: Элементы реюзабельного объектно-ориентированного ПО". Она была написана Эриком Гамма, Ричардом Хельмом, Ральфом Джонсоном и Джоном Влиссидом - группой которая стала известна как "Банда Четырех" (или Б4 для краткости).</text:span></text:p>
      <text:p text:style-name="P2"><text:span text:style-name="T2">Публикация Б4 считается весьма полезной для дальнейшего продвижения концепции паттернов проектирования в нашей области, поскольку она описывает ряд методов разработки и ловушек, а так же предоставляет 23 основных паттерна проектирования объектно-ориентированного ПО, которые часто используются в мире сегодня. Мы рассмотрим эти паттерны более детально в разделе "Категории паттернов проектирования".</text:span></text:p>
      <text:p text:style-name="P2"><text:span text:style-name="T2">В этой книге мы рассмотрим несколько популярных JavaScript паттернов проектирования и поймем почему определенные паттерны могут быть более подходящими для вашего проекта чем остальные. Запомните что паттерны могут быть применены не только для "ванильного" JavaScript (т. е. стандартный JavaScript код), но так же для абстрактных библиотек таких как jQuery или Dojo. Перед тем как мы начнем, давайте взглянем на точное определение слова "паттерн" в контексте проектирования программного обеспечения.</text:span></text:p>
      <text:p text:style-name="P2"><text:span text:style-name="T3"/></text:p>
      <text:p text:style-name="P3"><text:span text:style-name="T4">Что такое паттерн?</text:span></text:p>
      <text:p text:style-name="P4"><text:span text:style-name="T5">Паттерн это переиспользуемое решение которое может быть применено к часто возникающим проблемам в разработке ПО - в нашем случае - в написании JavaScript веб приложений. Другое применения для паттернов - это шаблон для решения проблем - каждый отдельный шаблон может быть использован в различных ситуациях.</text:span></text:p>
      <text:p text:style-name="P4"><text:span text:style-name="T5">Почему это важно, понимать паттерны и "дружить" с ними? Паттерны проектирования имеют три главных выгоды:</text:span></text:p>
      <text:list text:style-name="L5">
        <text:list-item>
          <text:p text:style-name="P5"><text:span text:style-name="T5">Паттерны это проверенные решения: Они предоставляют надежные подходы к решению проблеми в разработке ПО используя проверенные техники которые отражают опыт и знания разработчиков, которые помогли собрать эти знания в паттерны.</text:span></text:p>
        </text:list-item>
        <text:list-item>
          <text:p text:style-name="P5"><text:span text:style-name="T5">Паттерны могут быть легко переиспользованы: Паттерн обычно является решением "из коробки" которое может быть адаптировано в соответствии с нашими потребностями. Эта особенность делает их достаточно надежными.</text:span></text:p>
        </text:list-item>
        <text:list-item>
          <text:p text:style-name="P5"><text:span text:style-name="T5">Паттерны могут быть выразительными: Когда мы смотрим на паттерн, в решении обычно есть определенная структура и лексика, которые могут помочь выразить большие решения более элегантно.</text:span></text:p>
        </text:list-item>
      </text:list>
      <text:p text:style-name="P6"><text:span text:style-name="T5">Паттерны не являются готовым решением. Это важно запомнить, что роль паттернов это просто предоставить нам схему решения. Паттерны не решают все проблемы проектирования и не заменяют хороших разработчиков ПО, однако, они помогают им. В будущем мы рассмотри другие преимущества которые паттерны могут предложить.</text:span></text:p>
      <text:list text:style-name="L7">
        <text:list-item>
          <text:p text:style-name="P7"><text:span text:style-name="T5">Переиспользование паттернов помогает в предотвращении небольших неисправностей которые могут быть причиной больших проблем в процессе разработки приложения. Это значит что когда код написан на надежных паттернах, мы можем себе позволить меньше времени беспокоиться о структуре нашего кода и больше времени потратить на качество нашего решения. Это потому что паттерны могут побуждать нас писать код в более структурированном и организованном стиле избегая надобность рефакторинга для целей ясности в будущем.</text:span></text:p>
        </text:list-item>
        <text:list-item>
          <text:p text:style-name="P7"><text:span text:style-name="T5">Паттерны могут предоставлять обобщенные решения которые задокументированы таким образом, что не требуют привязки к конкретным проблемам. Этот обобщенный подход означает, что, независимо от приложения (и во многих случаях независимо от языка программирования) с которым мы работаем, паттерны проектирования могут быть применены для улучшения структуры нашего кода.</text:span></text:p>
        </text:list-item>
        <text:list-item>
          <text:p text:style-name="P7"><text:span text:style-name="T5">Определенные паттерны могут в действительности уменьшить общий размер файла нашего кода путем устранения повторений. Поощряя разработчиков более пристально рассматривать их решения для областей где могут быть сделаны мгновенные сокращения повторений, например, уменьшая количество фенкций выполняющих похожие действия в пользу одной обобщенной функции, общий размер нашего кода может быть уменьшен. Это так же известно как "сушка кода".</text:span></text:p>
        </text:list-item>
        <text:list-item>
          <text:p text:style-name="P7"><text:span text:style-name="T5">Паттерны увеличивают словарь разработчика, что ускоряет коммуникацию.</text:span></text:p>
        </text:list-item>
        <text:list-item>
          <text:p text:style-name="P7"><text:span text:style-name="T5">Часто используемые паттерны могут быть улучшены с течением времени за счет использования коллективного опыта, вносимого в сообщество другими разработчиками, которые используют эти паттерны. В некоторых случаях это ведет к созданию полность нового паттерна проектирования, в других случаях это ведет к появлению улучшеных руководств на тему лучшего использования специфичных паттернов. Это гарантирует, что основанные на патернах решения продолжают становиться более надежными, чем индивидуальные решения.</text:span></text:p>
        </text:list-item>
      </text:list>
      <text:p text:style-name="P8"><text:span text:style-name="T6"/></text:p>
      <text:p text:style-name="P9"><text:span text:style-name="T7">Мы уже используем паттерны каждый день</text:span></text:p>
      <text:p text:style-name="P10"><text:span text:style-name="T8">Чтобы понять насколько паттерны могут быть полезны, давайте рассмотрим очень простой пример проблемы выборки которую jQuery библиотека решает для нас.</text:span></text:p>
      <text:p text:style-name="P10"><text:span text:style-name="T8">Представьте что у нас есть скрипт в котором для каждого DOM элемента с классом "foo", найденного на странице, мы хотим увеличить счетчик. Какой самый эффективный способ запроса для этой коллекции элементов? Что-ж, есть несколько разных способов решения этой проблемы.</text:span></text:p>
      <text:list text:style-name="L11">
        <text:list-item>
          <text:p text:style-name="P11"><text:span text:style-name="T8">Выбрать все элементы на странице и сохранить ссылки на них. Потом, используя регулярные выражения, отфильтровать эту коллекцию так, чтобы остались только элементы с классом "foo".</text:span></text:p>
        </text:list-item>
        <text:list-item>
          <text:p text:style-name="P11"><text:span text:style-name="T8">Использовать современный метод такой как querySelectorAll() для выборки всех элементов с классом "foo".</text:span></text:p>
        </text:list-item>
        <text:list-item>
          <text:p text:style-name="P11"><text:span text:style-name="T8">Использовать стандартный метод такой как getElementsByTagName() для похожего возврата желаемой коллекции.</text:span></text:p>
        </text:list-item>
      </text:list>
      <text:p text:style-name="P12"><text:span text:style-name="T8">Какой из этих вариантов самый быстрый? В действительности это вариант 3, в 8-10 раз быстрее альтернатив. В реальном мире приложения, однако, вариант 3 не сработает в версиях &lt; Internet Explorer 9, и, следовательно, нужно использовать первый вариант там, где второй и третий не поддерживаются.</text:span></text:p>
      <text:p text:style-name="P12"><text:span text:style-name="T8">Разработчикам использующим jQuery не нужно заботиться об этой проблеме, так как это удачно абстрагировано от нас использованием "Фасад" паттерна. Как мы пзже узнаеми подробнее</text:span><text:span text:style-name="T9">,</text:span><text:span text:style-name="T10"><text:s/>этот паттерне предоставляет простой набор абстрактных интерфейсов (таких как<text:s/></text:span><text:span text:style-name="T11">$el.css(), $el.animate())<text:s/></text:span><text:span text:style-name="T12">для различных более сложных частей кода</text:span><text:span text:style-name="T13">.</text:span><text:span text:style-name="T14"><text:s/>Как мы видим</text:span><text:span text:style-name="T15">,</text:span><text:span text:style-name="T16"><text:s/>это означает</text:span><text:span text:style-name="T17">,</text:span><text:span text:style-name="T18"><text:s/>что меньше времени на беспокойство о деталях реализации</text:span><text:span text:style-name="T19">.</text:span></text:p>
      <text:p text:style-name="P12"><text:span text:style-name="T20">"За кулисами" библиотека просто выбирает самое оптимальное решение для выбранных элементов зависимо от того</text:span><text:span text:style-name="T21">,</text:span><text:span text:style-name="T22"><text:s/>что поддерживает текущий браузер и мы просто накладываем уровень абстракции</text:span><text:span text:style-name="T23">.</text:span><text:span text:style-name="T24"/></text:p>
      <text:p text:style-name="P12"><text:span text:style-name="T24">Мы</text:span><text:span text:style-name="T25">,</text:span><text:span text:style-name="T26"><text:s/>вероятно</text:span><text:span text:style-name="T27">,</text:span><text:span text:style-name="T28"><text:s/>также знакомы с<text:s/></text:span><text:span text:style-name="T29">jQuery $("selector")<text:s/></text:span><text:span text:style-name="T30">или сами выбираем наиболее оптимальные пути выборки</text:span><text:span text:style-name="T31">.</text:span><text:span text:style-name="T32"><text:s/>Это не сооревнование!</text:span><text:span text:style-name="T33"><text:s/></text:span><text:span text:style-name="T34">Абстракции использующие паттерны могут предложить реальную ценность</text:span><text:span text:style-name="T35">.</text:span></text:p>
      <text:p text:style-name="P12"><text:span text:style-name="T36">Мы рассмотрим этот и другие паттерны проэктирования позже в этой книге</text:span><text:span text:style-name="T37">.</text:span></text:p>
      <text:p text:style-name="P12"><text:span text:style-name="T37"/></text:p>
      <text:p text:style-name="P13"><text:span text:style-name="T38">Тестирование паттернов</text:span><text:span text:style-name="T39">,</text:span><text:span text:style-name="T40"><text:s/>Прото-Паттерны<text:s/></text:span><text:span text:style-name="T41">&amp;</text:span><text:span text:style-name="T42"><text:s/>Правило трех</text:span></text:p>
      <text:p text:style-name="P14"><text:span text:style-name="T43">Запомните</text:span><text:span text:style-name="T44">,</text:span><text:span text:style-name="T45"><text:s/>что не каждый алгоритм</text:span><text:span text:style-name="T46">,</text:span><text:span text:style-name="T47"><text:s/>лучшая практика или решение предоставляет то что может быть расценено как полноценный паттерн</text:span><text:span text:style-name="T48">.<text:s/></text:span><text:span text:style-name="T49">Может быть несколько ключевых ингредиентов которые отсутствуют и сообщество этого паттерна обычно опасается того что не было хорошо проверенно</text:span><text:span text:style-name="T50">.</text:span><text:span text:style-name="T51"><text:s/>Даже если что-то выглядит так что подходит под критерии паттерна</text:span><text:span text:style-name="T52">,</text:span><text:span text:style-name="T53"><text:s/>это не должно быть рассмотрено пока оно не подвергнеться надлежащим периодам контроля и тестирования остальными</text:span><text:span text:style-name="T54">.</text:span><text:span text:style-name="T55"/></text:p>
      <text:p text:style-name="P14"><text:span text:style-name="T55">Оглядываясь на работу Александра ещё раз</text:span><text:span text:style-name="T56">,</text:span><text:span text:style-name="T57"><text:s/>он утверждает что паттерны должны быть одновременно и процессом и "вещью"</text:span><text:span text:style-name="T58">.</text:span><text:span text:style-name="T59"><text:s/>Это определение банально для целей</text:span><text:span text:style-name="T60">,</text:span><text:span text:style-name="T61"><text:s/>которые он пресследовал</text:span><text:span text:style-name="T62">,</text:span><text:span text:style-name="T63"><text:s/>говоря</text:span><text:span text:style-name="T64">,</text:span><text:span text:style-name="T65"><text:s/>что процесс должен создать "вещь"</text:span><text:span text:style-name="T66">.</text:span><text:span text:style-name="T67"><text:s/>Это причина по которой паттерны обычно фокусируются на обращении к визуально идентифицируемой структуре</text:span><text:span text:style-name="T68">,</text:span><text:span text:style-name="T69"><text:s/>то есть мы должны быть способны визуально изображать (или нарисовать) схему отображающую структуру в которую происходит внедрение шаблона</text:span><text:span text:style-name="T70">.</text:span></text:p>
      <text:p text:style-name="P14"><text:span text:style-name="T71">В изучении паттернов проектирования</text:span><text:span text:style-name="T72">,</text:span><text:span text:style-name="T73"><text:s/>это не необычно встретить термин "Прото-паттерн"</text:span><text:span text:style-name="T74">.</text:span><text:span text:style-name="T75"><text:s/>Что это</text:span><text:span text:style-name="T76">?</text:span><text:span text:style-name="T77"><text:s/>Что-ж</text:span><text:span text:style-name="T78">,</text:span><text:span text:style-name="T79"><text:s/>паттерн который недостаточно известен чтобы пройти тестирование обычно называют прото-паттерном</text:span><text:span text:style-name="T80">.<text:s/></text:span><text:span text:style-name="T81">Прото-паттерны могут быть результатом работы кого нибудь</text:span><text:span text:style-name="T82">,</text:span><text:span text:style-name="T83"><text:s/>кто создал какое либо решение которое достаточно хорошо для того</text:span><text:span text:style-name="T84">,</text:span><text:span text:style-name="T85"><text:s/>чтобы поделиться им с сообществом</text:span><text:span text:style-name="T86">,</text:span><text:span text:style-name="T87"><text:s/>но ещё не имело возможности быть проверенным в связи с малым сроком жизни</text:span><text:span text:style-name="T88">.</text:span><text:span text:style-name="T89"/></text:p>
      <text:p text:style-name="P14"><text:span text:style-name="T89">Альтернативно</text:span><text:span text:style-name="T90">,</text:span><text:span text:style-name="T91"><text:s/>отдельные люди распространяющие паттерн могут не иметь времени или интереса проходить через процесс тестирования и могут выпустить короткое описание их прото-паттерна вместо этого</text:span><text:span text:style-name="T92">.</text:span><text:span text:style-name="T93"><text:s/>Краткие описания или фрагменты такого рода паттерна известны как патлеты</text:span><text:span text:style-name="T94">.</text:span></text:p>
      <text:p text:style-name="P14"><text:span text:style-name="T95">Работа</text:span><text:span text:style-name="T96">,</text:span><text:span text:style-name="T97"><text:s/>связанная с полным документированием качественного паттерна может быть довольно сложной</text:span><text:span text:style-name="T98">.<text:s/></text:span><text:span text:style-name="T99">Оглядываясь на некоторые ранние работы в области паттернов проектирования</text:span><text:span text:style-name="T100">,</text:span><text:span text:style-name="T101"><text:s/>паттерн может быть рассмотрен как хороший если он делает слудующее</text:span><text:span text:style-name="T102">:</text:span></text:p>
      <text:list text:style-name="L15">
        <text:list-item>
          <text:p text:style-name="P15"><text:span text:style-name="T103">Решает конкретную проблему</text:span><text:span text:style-name="T104">:</text:span><text:span text:style-name="T105"><text:s/></text:span><text:span text:style-name="T106">Паттерны не должны просто фиксировать принципы и стратегии</text:span><text:span text:style-name="T107">.</text:span><text:span text:style-name="T108"><text:s/>Они должны фиксировать решения</text:span><text:span text:style-name="T109">.</text:span><text:span text:style-name="T110"><text:s/>Это один из самых важных ингредиентов для хорошего паттерна</text:span><text:span text:style-name="T111">.</text:span><text:span text:style-name="T112"/></text:p>
        </text:list-item>
        <text:list-item>
          <text:p text:style-name="P15"><text:span text:style-name="T113">Решение этой проблемы не может быть очевидным</text:span><text:span text:style-name="T114">:</text:span><text:span text:style-name="T115"><text:s/></text:span><text:span text:style-name="T116">Мы можем обнаружить</text:span><text:span text:style-name="T117">,</text:span><text:span text:style-name="T118"><text:s/>что техники решения проблем часто пытаются приходить из хорошо известных первых принципов</text:span><text:span text:style-name="T119">.</text:span><text:span text:style-name="T120"><text:s/>Лучший паттерн проектирования обычно предоставляет решения проблем косвенно - это считается важным подходом для большинства сложнейших задач</text:span><text:span text:style-name="T121">,</text:span><text:span text:style-name="T122"><text:s/>связанных с проектированием</text:span><text:span text:style-name="T123">.</text:span><text:span text:style-name="T124"/></text:p>
        </text:list-item>
        <text:list-item>
          <text:p text:style-name="P15"><text:span text:style-name="T125">Описанный концепт должен быть подтвержден</text:span><text:span text:style-name="T126">:<text:s/></text:span><text:span text:style-name="T127">Паттерны проектирования требуют подтверждений того</text:span><text:span text:style-name="T128">,</text:span><text:span text:style-name="T129"><text:s/>что их функция такая</text:span><text:span text:style-name="T130">,</text:span><text:span text:style-name="T131"><text:s/>какой она описана и без этих подтверждений проектирование не может быть рассмотрено всерьез</text:span><text:span text:style-name="T132">.</text:span><text:span text:style-name="T133"><text:s/>Если паттерн имеет сугубо спекулятивный характер</text:span><text:span text:style-name="T134">,</text:span><text:span text:style-name="T135"><text:s/>только авантюристы могут решить использовать это</text:span><text:span text:style-name="T136">.</text:span><text:span text:style-name="T137"/></text:p>
        </text:list-item>
        <text:list-item>
          <text:p text:style-name="P15"><text:span text:style-name="T138">Д</text:span><text:span text:style-name="T139">олжно описываться отношение</text:span><text:span text:style-name="T140">:</text:span><text:span text:style-name="T141"><text:s/></text:span><text:span text:style-name="T142">В некоторых случаях может</text:span><text:span text:style-name="T143"><text:s/></text:span><text:span text:style-name="T144">показаться что паттерн описывает тип модуля</text:span><text:span text:style-name="T145">.</text:span><text:span text:style-name="T146"><text:s/>Хотя реализация может выглядеть так</text:span><text:span text:style-name="T147">,</text:span><text:span text:style-name="T148"><text:s/>оффициальное описание паттерна должно быть намного более подробной системой структур и механизмов которые объясняют как это относиться к программному коду</text:span><text:span text:style-name="T149">.</text:span><text:span text:style-name="T150"/></text:p>
        </text:list-item>
      </text:list>
      <text:p text:style-name="P16"><text:span text:style-name="T150">Нам было бы простительно думать что прото-паттерн</text:span><text:span text:style-name="T151">,</text:span><text:span text:style-name="T152"><text:s/>который не соответствует руководящим принципам</text:span><text:span text:style-name="T153">,</text:span><text:span text:style-name="T154"><text:s/>не стоит изучения</text:span><text:span text:style-name="T155">,</text:span><text:span text:style-name="T156"><text:s/>как бы то не было</text:span><text:span text:style-name="T157">,</text:span><text:span text:style-name="T158"><text:s/>это далеко от истины</text:span><text:span text:style-name="T159">.</text:span><text:span text:style-name="T160"><text:s/>Много прото-паттернов в действительности хорошы</text:span><text:span text:style-name="T161">.</text:span><text:span text:style-name="T162"><text:s/>Я не говорю что все прото-паттерны стоят рассмотрения</text:span><text:span text:style-name="T163">,</text:span><text:span text:style-name="T164"><text:s/>но есть достаточно полезных которые могут помочь нам с будущими проектами</text:span><text:span text:style-name="T165">.</text:span><text:span text:style-name="T166"><text:s/>Используйте лучшее суждение со списком выше в голове и вы будете хорошо себя чувствовать в процессе выборки</text:span><text:span text:style-name="T167">.</text:span></text:p>
      <text:p text:style-name="P16"><text:span text:style-name="T168">Одно из дополнительных требований для паттерна - это отображение некого повторяющегося явления</text:span><text:span text:style-name="T169">.</text:span><text:span text:style-name="T170"><text:s/>Это часто является чем либо</text:span><text:span text:style-name="T171">,</text:span><text:span text:style-name="T172"><text:s/>что можно квалифицировать по меньшей мере в трех ключевых областях</text:span><text:span text:style-name="T173">,</text:span><text:span text:style-name="T174"><text:s/>а точнее "правило трех"</text:span><text:span text:style-name="T175">.</text:span></text:p>
      <text:list text:style-name="L17">
        <text:list-item>
          <text:p text:style-name="P17"><text:span text:style-name="T176">Применимость задачи<text:s/></text:span><text:span text:style-name="T177">- как паттерны считаются успешными</text:span><text:span text:style-name="T178">?</text:span><text:span text:style-name="T179"/></text:p>
        </text:list-item>
        <text:list-item>
          <text:p text:style-name="P17"><text:span text:style-name="T180">П</text:span><text:span text:style-name="T181">олезность</text:span><text:span text:style-name="T182"><text:s/>- поччему паттер считается успешным</text:span><text:span text:style-name="T183">?</text:span><text:span text:style-name="T184"/></text:p>
        </text:list-item>
        <text:list-item>
          <text:p text:style-name="P17"><text:span text:style-name="T185">Применимость</text:span><text:span text:style-name="T186"><text:s/>- это шаблон</text:span><text:span text:style-name="T187"><text:s/></text:span><text:span text:style-name="T188">достойный быть паттерном потому что имеет более широкую область применения</text:span><text:span text:style-name="T189">?</text:span><text:span text:style-name="T190"><text:s/>Если так</text:span><text:span text:style-name="T191">,</text:span><text:span text:style-name="T192"><text:s/>необходимо объяснение</text:span><text:span text:style-name="T193">.</text:span><text:span text:style-name="T194"><text:s/>При рассмотрении или определение паттерна</text:span><text:span text:style-name="T195">,</text:span><text:span text:style-name="T196"><text:s/>важно держать это в голове</text:span><text:span text:style-name="T197">.</text:span><text:span text:style-name="T198"/></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